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Tahoma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Tahoma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cm" svg:height="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cm" svg:height="7cm" svg:x="8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6cm" svg:x="1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cm" svg:height="7cm" svg:x="15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3cm" svg:x="18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1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3cm" svg:x="18cm" svg:y="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2" draw:text-style-name="P2" draw:layer="layout" svg:width="1.079cm" svg:height="1.481cm" svg:x="5.8cm" svg:y="1.9cm" svg:viewBox="0 0 1080 1482" draw:points="0,0 416,0 416,1189 1080,1189 1080,1482 0,1482 0,0">
              <text:p/>
            </draw:polyline>
            <draw:polygon draw:style-name="gr3" draw:text-style-name="P2" draw:layer="layout" svg:width="0.421cm" svg:height="1.481cm" svg:x="2.438cm" svg:y="5.286cm" svg:viewBox="0 0 422 1482" draw:points="0,0 422,0 422,1482 0,1482">
              <text:p/>
            </draw:polygon>
            <draw:path draw:style-name="gr4" draw:text-style-name="P2" draw:layer="layout" svg:width="1.485cm" svg:height="1.55cm" svg:x="5.414cm" svg:y="5.249cm" svg:viewBox="0 0 1486 1551" svg:d="m1070 480c-22-154-143-197-255-197-282 0-384 247-384 495 0 347 190 493 438 493 75 0 152-12 227-25v-288h-312v-281h698v791c-216 52-434 83-654 83-159 0-381-25-554-153-188-142-274-377-274-613 0-178 53-426 221-587 176-167 434-198 613-198 231 0 422 49 541 173 107 112 110 236 111 307">
              <text:p/>
            </draw:path>
            <draw:g>
              <draw:polyline draw:style-name="gr5" draw:text-style-name="P2" draw:layer="layout" svg:width="0.646cm" svg:height="0.227cm" svg:x="2.49cm" svg:y="3.219cm" svg:viewBox="0 0 647 228" draw:points="0,82 335,0 647,99 248,228 0,82">
                <text:p/>
              </draw:polyline>
              <draw:polyline draw:style-name="gr6" draw:text-style-name="P2" draw:layer="layout" svg:width="0.725cm" svg:height="0.867cm" svg:x="1.3cm" svg:y="2.432cm" svg:viewBox="0 0 726 868" draw:points="0,201 622,0 726,611 110,868 0,201">
                <text:p/>
              </draw:polyline>
              <draw:polyline draw:style-name="gr7" draw:text-style-name="P2" draw:layer="layout" svg:width="0.696cm" svg:height="0.753cm" svg:x="2.552cm" svg:y="2.012cm" svg:viewBox="0 0 697 754" draw:points="361,0 697,346 420,754 0,529 361,0">
                <text:p/>
              </draw:polyline>
              <draw:polyline draw:style-name="gr8" draw:text-style-name="P2" draw:layer="layout" svg:width="0.623cm" svg:height="0.135cm" svg:x="3.076cm" svg:y="2.774cm" svg:viewBox="0 0 624 136" draw:points="0,136 102,28 504,0 624,94 0,136">
                <text:p/>
              </draw:polyline>
              <draw:polyline draw:style-name="gr9" draw:text-style-name="P2" draw:layer="layout" svg:width="0.843cm" svg:height="0.268cm" svg:x="2.849cm" svg:y="3.052cm" svg:viewBox="0 0 844 269" draw:points="0,151 351,0 844,59 557,269 0,151">
                <text:p/>
              </draw:polyline>
              <draw:polyline draw:style-name="gr10" draw:text-style-name="P2" draw:layer="layout" svg:width="0.656cm" svg:height="0.704cm" svg:x="1.874cm" svg:y="2.174cm" svg:viewBox="0 0 657 705" draw:points="123,705 47,258 0,274 29,0 657,28 568,678 123,705">
                <text:p/>
              </draw:polyline>
              <draw:polyline draw:style-name="gr11" draw:text-style-name="P2" draw:layer="layout" svg:width="0.169cm" svg:height="0.456cm" svg:x="1.828cm" svg:y="2.432cm" svg:viewBox="0 0 170 457" draw:points="0,457 46,15 94,0 170,446 0,457">
                <text:p/>
              </draw:polyline>
              <draw:polyline draw:style-name="gr12" draw:text-style-name="P2" draw:layer="layout" svg:width="0.493cm" svg:height="0.148cm" svg:x="2.644cm" svg:y="3.232cm" svg:viewBox="0 0 494 149" draw:points="219,0 0,69 298,149 494,87 219,0">
                <text:p/>
              </draw:polyline>
            </draw:g>
            <draw:line draw:style-name="gr13" draw:text-style-name="P3" draw:layer="layout" svg:x1="6.487cm" svg:y1="5.726cm" svg:x2="6.893cm" svg:y2="5.726cm">
              <text:p/>
            </draw:line>
          </draw:g>
          <draw:g>
            <draw:polyline draw:style-name="gr14" draw:text-style-name="P2" draw:layer="layout" svg:width="1.079cm" svg:height="1.481cm" svg:x="12.9cm" svg:y="1.9cm" svg:viewBox="0 0 1080 1482" draw:points="0,0 416,0 416,1189 1080,1189 1080,1482 0,1482 0,0">
              <text:p/>
            </draw:polyline>
            <draw:polygon draw:style-name="gr15" draw:text-style-name="P2" draw:layer="layout" svg:width="0.421cm" svg:height="1.481cm" svg:x="9.538cm" svg:y="5.286cm" svg:viewBox="0 0 422 1482" draw:points="0,0 422,0 422,1482 0,1482">
              <text:p/>
            </draw:polygon>
            <draw:path draw:style-name="gr16" draw:text-style-name="P2" draw:layer="layout" svg:width="1.485cm" svg:height="1.55cm" svg:x="12.514cm" svg:y="5.249cm" svg:viewBox="0 0 1486 1551" svg:d="m1070 480c-22-154-143-197-255-197-282 0-384 247-384 495 0 347 190 493 438 493 75 0 152-12 227-25v-288h-312v-281h698v791c-216 52-434 83-654 83-159 0-381-25-554-153-188-142-274-377-274-613 0-178 53-426 221-587 176-167 434-198 613-198 231 0 422 49 541 173 107 112 110 236 111 307">
              <text:p/>
            </draw:path>
            <draw:g>
              <draw:polyline draw:style-name="gr17" draw:text-style-name="P2" draw:layer="layout" svg:width="0.646cm" svg:height="0.227cm" svg:x="9.59cm" svg:y="3.219cm" svg:viewBox="0 0 647 228" draw:points="0,82 335,0 647,99 248,228 0,82">
                <text:p/>
              </draw:polyline>
              <draw:polyline draw:style-name="gr18" draw:text-style-name="P2" draw:layer="layout" svg:width="0.725cm" svg:height="0.867cm" svg:x="8.4cm" svg:y="2.432cm" svg:viewBox="0 0 726 868" draw:points="0,201 622,0 726,611 110,868 0,201">
                <text:p/>
              </draw:polyline>
              <draw:polyline draw:style-name="gr19" draw:text-style-name="P2" draw:layer="layout" svg:width="0.696cm" svg:height="0.753cm" svg:x="9.652cm" svg:y="2.012cm" svg:viewBox="0 0 697 754" draw:points="361,0 697,346 420,754 0,529 361,0">
                <text:p/>
              </draw:polyline>
              <draw:polyline draw:style-name="gr20" draw:text-style-name="P2" draw:layer="layout" svg:width="0.623cm" svg:height="0.135cm" svg:x="10.176cm" svg:y="2.774cm" svg:viewBox="0 0 624 136" draw:points="0,136 102,28 504,0 624,94 0,136">
                <text:p/>
              </draw:polyline>
              <draw:polyline draw:style-name="gr21" draw:text-style-name="P2" draw:layer="layout" svg:width="0.843cm" svg:height="0.268cm" svg:x="9.949cm" svg:y="3.052cm" svg:viewBox="0 0 844 269" draw:points="0,151 351,0 844,59 557,269 0,151">
                <text:p/>
              </draw:polyline>
              <draw:polyline draw:style-name="gr22" draw:text-style-name="P2" draw:layer="layout" svg:width="0.656cm" svg:height="0.704cm" svg:x="8.974cm" svg:y="2.174cm" svg:viewBox="0 0 657 705" draw:points="123,705 47,258 0,274 29,0 657,28 568,678 123,705">
                <text:p/>
              </draw:polyline>
              <draw:polyline draw:style-name="gr23" draw:text-style-name="P2" draw:layer="layout" svg:width="0.169cm" svg:height="0.456cm" svg:x="8.928cm" svg:y="2.432cm" svg:viewBox="0 0 170 457" draw:points="0,457 46,15 94,0 170,446 0,457">
                <text:p/>
              </draw:polyline>
              <draw:polyline draw:style-name="gr24" draw:text-style-name="P2" draw:layer="layout" svg:width="0.493cm" svg:height="0.148cm" svg:x="9.744cm" svg:y="3.232cm" svg:viewBox="0 0 494 149" draw:points="219,0 0,69 298,149 494,87 219,0">
                <text:p/>
              </draw:polyline>
            </draw:g>
            <draw:line draw:style-name="gr25" draw:text-style-name="P3" draw:layer="layout" svg:x1="13.587cm" svg:y1="5.726cm" svg:x2="13.993cm" svg:y2="5.726cm">
              <text:p/>
            </draw:line>
          </draw:g>
          <draw:g>
            <draw:polyline draw:style-name="gr26" draw:text-style-name="P2" draw:layer="layout" svg:width="1.079cm" svg:height="1.481cm" svg:x="19.9cm" svg:y="1.9cm" svg:viewBox="0 0 1080 1482" draw:points="0,0 416,0 416,1189 1080,1189 1080,1482 0,1482 0,0">
              <text:p/>
            </draw:polyline>
            <draw:polygon draw:style-name="gr27" draw:text-style-name="P2" draw:layer="layout" svg:width="0.421cm" svg:height="1.481cm" svg:x="16.538cm" svg:y="5.286cm" svg:viewBox="0 0 422 1482" draw:points="0,0 422,0 422,1482 0,1482">
              <text:p/>
            </draw:polygon>
            <draw:path draw:style-name="gr28" draw:text-style-name="P2" draw:layer="layout" svg:width="1.485cm" svg:height="1.55cm" svg:x="19.514cm" svg:y="5.249cm" svg:viewBox="0 0 1486 1551" svg:d="m1070 480c-22-154-143-197-255-197-282 0-384 247-384 495 0 347 190 493 438 493 75 0 152-12 227-25v-288h-312v-281h698v791c-216 52-434 83-654 83-159 0-381-25-554-153-188-142-274-377-274-613 0-178 53-426 221-587 176-167 434-198 613-198 231 0 422 49 541 173 107 112 110 236 111 307">
              <text:p/>
            </draw:path>
            <draw:g>
              <draw:polyline draw:style-name="gr29" draw:text-style-name="P2" draw:layer="layout" svg:width="0.646cm" svg:height="0.227cm" svg:x="16.59cm" svg:y="3.219cm" svg:viewBox="0 0 647 228" draw:points="0,82 335,0 647,99 248,228 0,82">
                <text:p/>
              </draw:polyline>
              <draw:polyline draw:style-name="gr30" draw:text-style-name="P2" draw:layer="layout" svg:width="0.725cm" svg:height="0.867cm" svg:x="15.4cm" svg:y="2.432cm" svg:viewBox="0 0 726 868" draw:points="0,201 622,0 726,611 110,868 0,201">
                <text:p/>
              </draw:polyline>
              <draw:polyline draw:style-name="gr31" draw:text-style-name="P2" draw:layer="layout" svg:width="0.696cm" svg:height="0.753cm" svg:x="16.652cm" svg:y="2.012cm" svg:viewBox="0 0 697 754" draw:points="361,0 697,346 420,754 0,529 361,0">
                <text:p/>
              </draw:polyline>
              <draw:polyline draw:style-name="gr32" draw:text-style-name="P2" draw:layer="layout" svg:width="0.623cm" svg:height="0.135cm" svg:x="17.176cm" svg:y="2.774cm" svg:viewBox="0 0 624 136" draw:points="0,136 102,28 504,0 624,94 0,136">
                <text:p/>
              </draw:polyline>
              <draw:polyline draw:style-name="gr33" draw:text-style-name="P2" draw:layer="layout" svg:width="0.843cm" svg:height="0.268cm" svg:x="16.949cm" svg:y="3.052cm" svg:viewBox="0 0 844 269" draw:points="0,151 351,0 844,59 557,269 0,151">
                <text:p/>
              </draw:polyline>
              <draw:polyline draw:style-name="gr34" draw:text-style-name="P2" draw:layer="layout" svg:width="0.656cm" svg:height="0.704cm" svg:x="15.974cm" svg:y="2.174cm" svg:viewBox="0 0 657 705" draw:points="123,705 47,258 0,274 29,0 657,28 568,678 123,705">
                <text:p/>
              </draw:polyline>
              <draw:polyline draw:style-name="gr35" draw:text-style-name="P2" draw:layer="layout" svg:width="0.169cm" svg:height="0.456cm" svg:x="15.928cm" svg:y="2.432cm" svg:viewBox="0 0 170 457" draw:points="0,457 46,15 94,0 170,446 0,457">
                <text:p/>
              </draw:polyline>
              <draw:polyline draw:style-name="gr36" draw:text-style-name="P2" draw:layer="layout" svg:width="0.493cm" svg:height="0.148cm" svg:x="16.744cm" svg:y="3.232cm" svg:viewBox="0 0 494 149" draw:points="219,0 0,69 298,149 494,87 219,0">
                <text:p/>
              </draw:polyline>
            </draw:g>
            <draw:line draw:style-name="gr37" draw:text-style-name="P3" draw:layer="layout" svg:x1="20.587cm" svg:y1="5.726cm" svg:x2="20.993cm" svg:y2="5.72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Donsez</meta:initial-creator>
    <meta:creation-date>2014-08-08T12:16:44.623083000</meta:creation-date>
    <dc:date>2014-08-08T12:29:12.793925000</dc:date>
    <dc:creator>Didier Donsez</dc:creator>
    <meta:editing-duration>PT7M14S</meta:editing-duration>
    <meta:editing-cycles>3</meta:editing-cycles>
    <meta:generator>LibreOffice/4.1.6.2$MacOSX_x86 LibreOffice_project/40ff705089295be5be0aae9b15123f687c05b0a</meta:generator>
    <meta:document-statistic meta:object-count="53"/>
  </office:meta>
</office:document-meta>
</file>